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fb8" officeooo:paragraph-rsid="0012ffb8"/>
    </style:style>
    <style:style style:name="P2" style:family="paragraph" style:parent-style-name="Standard" style:list-style-name="L1">
      <style:text-properties officeooo:rsid="0012ffb8" officeooo:paragraph-rsid="0012ffb8"/>
    </style:style>
    <style:style style:name="P3" style:family="paragraph" style:parent-style-name="Standard" style:list-style-name="L2">
      <style:text-properties officeooo:rsid="0012ffb8" officeooo:paragraph-rsid="0012ffb8"/>
    </style:style>
    <style:style style:name="P4" style:family="paragraph" style:parent-style-name="Standard" style:list-style-name="L3">
      <style:text-properties officeooo:rsid="0012ffb8" officeooo:paragraph-rsid="0012ffb8"/>
    </style:style>
    <style:style style:name="P5" style:family="paragraph" style:parent-style-name="Standard">
      <style:text-properties officeooo:paragraph-rsid="0012ffb8"/>
    </style:style>
    <style:style style:name="P6" style:family="paragraph" style:parent-style-name="Standard">
      <style:text-properties officeooo:rsid="00141d7f" officeooo:paragraph-rsid="00141d7f"/>
    </style:style>
    <style:style style:name="T1" style:family="text">
      <style:text-properties officeooo:rsid="0012ffb8"/>
    </style:style>
    <style:style style:name="T2" style:family="text">
      <style:text-properties officeooo:rsid="00141d7f"/>
    </style:style>
    <style:style style:name="T3" style:family="text">
      <style:text-properties fo:font-weight="bold" officeooo:rsid="00141d7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Video 3</text:p>
      <text:p text:style-name="P1"/>
      <text:p text:style-name="P1">DNA – <text:s/>determines how a cell metabolizes (make and use energy)</text:p>
      <text:p text:style-name="P1"/>
      <text:p text:style-name="P5"><text:span text:style-name="T1">Needs:</text:span></text:p>
      <text:list xml:id="list3435801957064850977" text:style-name="L1">
        <text:list-item>
          <text:p text:style-name="P2">Food</text:p>
        </text:list-item>
      </text:list>
      <text:p text:style-name="P1"/>
      <text:p text:style-name="P1">metabolism</text:p>
      <text:list xml:id="list6029723504630218306" text:style-name="L2">
        <text:list-item>
          <text:p text:style-name="P3">1000’s of chemical reactions and physical workings</text:p>
        </text:list-item>
        <text:list-item>
          <text:p text:style-name="P3">flow of matter and energy</text:p>
        </text:list-item>
      </text:list>
      <text:p text:style-name="P1"/>
      <text:p text:style-name="P1">diversity <text:span text:style-name="T3">Processes</text:span></text:p>
      <text:p text:style-name="P1">protein synthesis – converting light energy into ATP</text:p>
      <text:p text:style-name="P1">chemolithotrophy – inorganic chemical energy into ATP</text:p>
      <text:p text:style-name="P1">fermentation and respiration – <text:s/><text:span text:style-name="T2">organic chemical energy into ATP</text:span></text:p>
      <text:p text:style-name="P1"/>
      <text:p text:style-name="P1"/>
      <text:p text:style-name="P1">ATP – atenacine triphosphate</text:p>
      <text:list xml:id="list1205712086526111247" text:style-name="L3">
        <text:list-item>
          <text:p text:style-name="P4">Catabolism – process of breaking down macromolecules into smaller parts</text:p>
        </text:list-item>
        <text:list-item>
          <text:p text:style-name="P4">Anabolism – using energy to make new macromolecules</text:p>
        </text:list-item>
      </text:list>
      <text:p text:style-name="P1"/>
      <text:p text:style-name="P6">Primary Producers – produces carbon rich compounds</text:p>
      <text:p text:style-name="P6">Consumers - <text:s/>Breakdown carbon </text:p>
      <text:p text:style-name="P6"/>
      <text:p text:style-name="P6"/>
      <text:p text:style-name="P6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2:05:11.423000000</meta:creation-date>
    <meta:generator>LibreOffice/5.2.3.3$Windows_x86 LibreOffice_project/d54a8868f08a7b39642414cf2c8ef2f228f780cf</meta:generator>
    <dc:date>2017-07-09T12:41:58.781000000</dc:date>
    <meta:editing-duration>PT5M14S</meta:editing-duration>
    <meta:editing-cycles>1</meta:editing-cycles>
    <meta:document-statistic meta:table-count="0" meta:image-count="0" meta:object-count="0" meta:page-count="1" meta:paragraph-count="16" meta:word-count="85" meta:character-count="593" meta:non-whitespace-character-count="517"/>
  </office:meta>
</office:document-meta>
</file>